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300000003B1DB7F5EE.png" manifest:media-type=""/>
  <manifest:file-entry manifest:full-path="Pictures/2000000A0000006D000000E211E33C0B.svm" manifest:media-type=""/>
  <manifest:file-entry manifest:full-path="Pictures/100000000000001700000039304F67E1.png" manifest:media-type=""/>
  <manifest:file-entry manifest:full-path="Pictures/100000000000003E0000004CCCFBBE67.png" manifest:media-type=""/>
  <manifest:file-entry manifest:full-path="Pictures/100000000000003E000000434BC04F9E.png" manifest:media-type=""/>
  <manifest:file-entry manifest:full-path="Pictures/2000000A000000B1000000A1DEBBD01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8080" draw:auto-grow-height="false" fo:wrap-option="wrap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66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TexMathsArgs="28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03cm" draw:marker-start-width="0.503cm" draw:marker-end="Arrow" draw:marker-end-width="0.603cm" draw:fill="none" draw:fill-color="#ffffcc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TexMathsArgs="28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cm" svg:height="1.595cm" svg:x="11.511cm" svg:y="8.168cm">
          <draw:image xlink:href="Pictures/100000000000003E0000004CCCFBBE67.png" xlink:type="simple" xlink:show="embed" xlink:actuate="onLoad">
            <text:p/>
          </draw:image>
          <svg:title>TexMaths</svg:title>
          <svg:desc>50§display§\textcolor{red}{\trace{\dvar_{\link}}}</svg:desc>
        </draw:frame>
        <draw:frame draw:style-name="gr1" draw:text-style-name="P1" draw:layer="layout" svg:width="1.3cm" svg:height="1.405cm" svg:x="9.195cm" svg:y="8.295cm">
          <draw:image xlink:href="Pictures/100000000000003E000000434BC04F9E.png" xlink:type="simple" xlink:show="embed" xlink:actuate="onLoad">
            <text:p/>
          </draw:image>
          <svg:title>TexMaths</svg:title>
          <svg:desc>50§display§\textcolor{green}{\initstate_{\link}}</svg:desc>
        </draw:frame>
        <draw:frame draw:style-name="gr1" draw:text-style-name="P1" draw:layer="layout" svg:width="1.3cm" svg:height="1.595cm" svg:x="11.922cm" svg:y="2.27cm">
          <draw:image xlink:href="Pictures/100000000000003E0000004CCCFBBE67.png" xlink:type="simple" xlink:show="embed" xlink:actuate="onLoad">
            <text:p/>
          </draw:image>
          <svg:title>TexMaths</svg:title>
          <svg:desc>50§display§\textcolor{red}{\trace{\dvar_{\link}}}</svg:desc>
        </draw:frame>
        <draw:custom-shape draw:style-name="gr2" draw:layer="layout" svg:width="3.302cm" svg:height="3.937cm" svg:x="6.334cm" svg:y="6.461cm">
          <text:p/>
          <draw:enhanced-geometry svg:viewBox="0 0 11200 11200" draw:text-areas="1200 2200 10000 9000" draw:glue-points="5600 0 0 5600 5600 11200 11200 5600" draw:type="heart" draw:modifiers="1000 1000" draw:enhanced-path="M 5606 11198 C ?f0 ?f2 ?f4 ?f8 ?f4 ?f6 ?f4 ?f7 2606 -1156 5606 ?f3 8606 -1156 ?f5 ?f7 ?f5 ?f6 ?f5 ?f8 ?f1 ?f2 5606 11198 Z">
            <draw:equation draw:name="f0" draw:formula="3961-$0/2"/>
            <draw:equation draw:name="f1" draw:formula="7247+$0/2"/>
            <draw:equation draw:name="f2" draw:formula="8987-$1"/>
            <draw:equation draw:name="f3" draw:formula="1498+$1/2"/>
            <draw:equation draw:name="f4" draw:formula="400"/>
            <draw:equation draw:name="f5" draw:formula="10800"/>
            <draw:equation draw:name="f6" draw:formula="4200-$1/4"/>
            <draw:equation draw:name="f7" draw:formula="?f6-3200+$0/4"/>
            <draw:equation draw:name="f8" draw:formula="?f6+3200-$0/4"/>
            <draw:handle draw:handle-position="$0 $1" draw:handle-range-x-minimum="0" draw:handle-range-x-maximum="5600" draw:handle-range-y-minimum="0" draw:handle-range-y-maximum="5600"/>
          </draw:enhanced-geometry>
        </draw:custom-shape>
        <draw:custom-shape draw:style-name="gr3" draw:text-style-name="P1" draw:layer="layout" svg:width="3.556cm" svg:height="3.429cm" svg:x="13.065cm" svg:y="0.49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4" draw:text-style-name="P1" draw:layer="layout" svg:x1="1.65cm" svg:y1="3.975cm" svg:x2="15.62cm" svg:y2="3.975cm">
          <text:p/>
        </draw:line>
        <draw:line draw:style-name="gr4" draw:text-style-name="P1" draw:layer="layout" svg:x1="1.65cm" svg:y1="3.975cm" svg:x2="1.65cm" svg:y2="1.254cm">
          <text:p/>
        </draw:line>
        <draw:frame draw:style-name="gr5" draw:layer="layout" svg:width="4.826cm" svg:height="0.962cm" svg:x="3.809cm" svg:y="4.356cm">
          <draw:text-box>
            <text:p>Link</text:p>
          </draw:text-box>
        </draw:frame>
        <draw:frame draw:style-name="gr6" draw:layer="layout" svg:width="2.921cm" svg:height="0.962cm" svg:x="12.064cm" svg:y="5.118cm">
          <draw:text-box>
            <text:p>Junction</text:p>
          </draw:text-box>
        </draw:frame>
        <draw:frame draw:style-name="gr7" draw:text-style-name="P1" draw:layer="layout" svg:width="0.493cm" svg:height="0.448cm" svg:x="15.874cm" svg:y="3.781cm">
          <draw:image xlink:href="Pictures/2000000A000000B1000000A1DEBBD019.svm" xlink:type="simple" xlink:show="embed" xlink:actuate="onLoad">
            <text:p/>
          </draw:image>
        </draw:frame>
        <draw:custom-shape draw:style-name="gr8" draw:text-style-name="P1" draw:layer="layout" svg:width="9.271cm" svg:height="0.762cm" svg:x="1.777cm" svg:y="5.19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016cm" svg:height="1.016cm" svg:x="11.175cm" svg:y="5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1.048cm" svg:y1="3.921cm" svg:x2="12.572cm" svg:y2="1.508cm">
          <text:p/>
        </draw:line>
        <draw:frame draw:style-name="gr11" draw:text-style-name="P1" draw:layer="layout" svg:width="0.302cm" svg:height="0.63cm" svg:x="1.094cm" svg:y="2.021cm">
          <draw:image xlink:href="Pictures/2000000A0000006D000000E211E33C0B.svm" xlink:type="simple" xlink:show="embed" xlink:actuate="onLoad">
            <text:p/>
          </draw:image>
        </draw:frame>
        <draw:line draw:style-name="gr4" draw:text-style-name="P1" draw:layer="layout" svg:x1="1.65cm" svg:y1="9.817cm" svg:x2="15.62cm" svg:y2="9.817cm">
          <text:p/>
        </draw:line>
        <draw:line draw:style-name="gr4" draw:text-style-name="P1" draw:layer="layout" svg:x1="1.65cm" svg:y1="9.817cm" svg:x2="1.65cm" svg:y2="7.096cm">
          <text:p/>
        </draw:line>
        <draw:frame draw:style-name="gr5" draw:layer="layout" svg:width="4.826cm" svg:height="0.962cm" svg:x="3.809cm" svg:y="10.198cm">
          <draw:text-box>
            <text:p>Link</text:p>
          </draw:text-box>
        </draw:frame>
        <draw:frame draw:style-name="gr6" draw:layer="layout" svg:width="2.921cm" svg:height="0.962cm" svg:x="12.064cm" svg:y="10.96cm">
          <draw:text-box>
            <text:p>Junction</text:p>
          </draw:text-box>
        </draw:frame>
        <draw:frame draw:style-name="gr7" draw:text-style-name="P1" draw:layer="layout" svg:width="0.493cm" svg:height="0.448cm" svg:x="15.874cm" svg:y="9.623cm">
          <draw:image xlink:href="Pictures/2000000A000000B1000000A1DEBBD019.svm" xlink:type="simple" xlink:show="embed" xlink:actuate="onLoad">
            <text:p/>
          </draw:image>
        </draw:frame>
        <draw:custom-shape draw:style-name="gr8" draw:text-style-name="P1" draw:layer="layout" svg:width="9.271cm" svg:height="0.762cm" svg:x="1.777cm" svg:y="11.0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016cm" svg:height="1.016cm" svg:x="11.175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1.048cm" svg:y1="9.763cm" svg:x2="9.763cm" svg:y2="6.715cm">
          <text:p/>
        </draw:line>
        <draw:frame draw:style-name="gr11" draw:text-style-name="P1" draw:layer="layout" svg:width="0.302cm" svg:height="0.63cm" svg:x="1.094cm" svg:y="7.863cm">
          <draw:image xlink:href="Pictures/2000000A0000006D000000E211E33C0B.svm" xlink:type="simple" xlink:show="embed" xlink:actuate="onLoad">
            <text:p/>
          </draw:image>
        </draw:frame>
        <draw:frame draw:style-name="gr1" draw:text-style-name="P1" draw:layer="layout" svg:width="1.3cm" svg:height="1.405cm" svg:x="9.606cm" svg:y="2.397cm">
          <draw:image xlink:href="Pictures/100000000000003E000000434BC04F9E.png" xlink:type="simple" xlink:show="embed" xlink:actuate="onLoad">
            <text:p/>
          </draw:image>
          <svg:title>TexMaths</svg:title>
          <svg:desc>50§display§\textcolor{green}{\initstate_{\link}}</svg:desc>
        </draw:frame>
        <draw:frame draw:style-name="gr1" draw:text-style-name="P1" draw:layer="layout" svg:width="0.31cm" svg:height="0.765cm" svg:x="5.587cm" svg:y="4.356cm">
          <draw:image xlink:href="Pictures/100000000000001700000039304F67E1.png" xlink:type="simple" xlink:show="embed" xlink:actuate="onLoad">
            <text:p/>
          </draw:image>
          <svg:title>TexMaths</svg:title>
          <svg:desc>32§display§\link</svg:desc>
        </draw:frame>
        <draw:frame draw:style-name="gr1" draw:text-style-name="P1" draw:layer="layout" svg:width="0.31cm" svg:height="0.765cm" svg:x="5.516cm" svg:y="10.268cm">
          <draw:image xlink:href="Pictures/100000000000001700000039304F67E1.png" xlink:type="simple" xlink:show="embed" xlink:actuate="onLoad">
            <text:p/>
          </draw:image>
          <svg:title>TexMaths</svg:title>
          <svg:desc>32§display§\link</svg:desc>
        </draw:frame>
        <draw:frame draw:style-name="gr1" draw:text-style-name="P1" draw:layer="layout" svg:width="0.646cm" svg:height="0.794cm" svg:x="14.858cm" svg:y="5.191cm">
          <draw:image xlink:href="Pictures/10000000000000300000003B1DB7F5EE.png" xlink:type="simple" xlink:show="embed" xlink:actuate="onLoad">
            <text:p/>
          </draw:image>
          <svg:title>TexMaths</svg:title>
          <svg:desc>32§display§\jn</svg:desc>
        </draw:frame>
        <draw:frame draw:style-name="gr1" draw:text-style-name="P1" draw:layer="layout" svg:width="0.646cm" svg:height="0.794cm" svg:x="14.959cm" svg:y="10.906cm">
          <draw:image xlink:href="Pictures/10000000000000300000003B1DB7F5EE.png" xlink:type="simple" xlink:show="embed" xlink:actuate="onLoad">
            <text:p/>
          </draw:image>
          <svg:title>TexMaths</svg:title>
          <svg:desc>32§display§\jn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Reilly</meta:initial-creator>
    <meta:creation-date>2013-04-10T16:47:25</meta:creation-date>
    <dc:date>2013-07-17T08:44:36</dc:date>
    <meta:editing-duration>PT1H3M7S</meta:editing-duration>
    <meta:editing-cycles>8</meta:editing-cycles>
    <meta:generator>LibreOffice/4.0.4.2$MacOSX_x86 LibreOffice_project/9e9821abd0ffdbc09cd8c52eaa574fa09eb08f2</meta:generator>
    <meta:document-statistic meta:object-count="28"/>
    <meta:user-defined meta:name="TexMathsPreamble">\usepackage{amsmath}
\usepackage{amssymb}
\usepackage[usenames]{color}

% Uncomment these lines for colored equations
% \definecolor{fgcolor}{RGB}{0,0,255}
% \definecolor{bgcolor}{RGB}{255,255,255}
% \pagecolor{bgcolor}\color{fgcolor}
\input{/Users/jdr/Documents/github/AdjointPaper/restart/commands}</meta:user-defined>
  </office:meta>
</office:document-meta>
</file>